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c5807" officeooo:paragraph-rsid="002c5807"/>
    </style:style>
    <style:style style:name="P2" style:family="paragraph" style:parent-style-name="Text_20_body">
      <style:text-properties officeooo:rsid="002c5807" officeooo:paragraph-rsid="002dcd15"/>
    </style:style>
    <style:style style:name="P3" style:family="paragraph" style:parent-style-name="Text_20_body">
      <style:text-properties officeooo:rsid="002dcd15" officeooo:paragraph-rsid="002dcd15"/>
    </style:style>
    <style:style style:name="P4" style:family="paragraph" style:parent-style-name="Heading_20_1" style:master-page-name="Right_20_Page">
      <style:paragraph-properties style:page-number="auto"/>
      <style:text-properties officeooo:rsid="002f063d" officeooo:paragraph-rsid="002f063d"/>
    </style:style>
    <style:style style:name="T1" style:family="text">
      <style:text-properties officeooo:rsid="002c5807"/>
    </style:style>
    <style:style style:name="T2" style:family="text">
      <style:text-properties officeooo:rsid="002f063d"/>
    </style:style>
    <style:style style:name="T3" style:family="text">
      <style:text-properties officeooo:rsid="00306c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alifornia Dreamin<text:span text:style-name="T3">g</text:span></text:h>
      <text:p text:style-name="Heading_20_2">(<text:span text:style-name="T2">The Mamas &amp; The Papas</text:span>)</text:p>
      <text:p text:style-name="Heading_20_3">[VERSE 1]</text:p>
      <text:p text:style-name="Text_20_body"><text:s text:c="19"/>Am <text:s/>G <text:s/>F <text:s text:c="9"/>G <text:s text:c="4"/>Esus4 E</text:p>
      <text:p text:style-name="Text_20_body"><text:s/>All the leaves are brown <text:s text:c="2"/>and the sky is gray</text:p>
      <text:p text:style-name="Text_20_body"><text:s/>F <text:s text:c="14"/>C <text:s/>E <text:s/>Am <text:s text:c="8"/>F <text:s text:c="4"/>Esus4 <text:s/>E</text:p>
      <text:p text:style-name="Text_20_body">I've been for a walk <text:s text:c="6"/>on a winter's day</text:p>
      <text:p text:style-name="Text_20_body"><text:s text:c="18"/>Am <text:s/>G <text:s/>F <text:s text:c="4"/>G <text:s text:c="4"/>Esus4 <text:s text:c="2"/>E</text:p>
      <text:p text:style-name="Text_20_body">I'd be safe and warm <text:s text:c="3"/>if I was in L.A.</text:p>
      <text:p text:style-name="Text_20_body"><text:s text:c="2"/>Am <text:s text:c="2"/>G <text:s text:c="4"/>F <text:s text:c="9"/>G <text:s text:c="13"/>Esus4 <text:s/>E</text:p>
      <text:p text:style-name="Text_20_body">California dreaming on such a winter's day</text:p>
      <text:p text:style-name="Heading_20_3">[VERSE 2]</text:p>
      <text:p text:style-name="Text_20_body"><text:s text:c="19"/>Am <text:s/>G <text:s/>F <text:s text:c="9"/>G <text:s text:c="7"/>Esus4 <text:s/>E</text:p>
      <text:p text:style-name="Text_20_body">Stopped in to a church <text:s text:c="4"/>I passed along the way</text:p>
      <text:p text:style-name="Text_20_body"><text:s/>F <text:s text:c="19"/>C <text:s text:c="3"/>E Am <text:s text:c="6"/>F <text:s text:c="6"/>Esus4 <text:s/>E</text:p>
      <text:p text:style-name="Text_20_body">Well I got down on my knees <text:s text:c="2"/>and I pretend to pray</text:p>
      <text:p text:style-name="Text_20_body"><text:s text:c="2"/>E <text:s text:c="30"/>Am <text:s/>G <text:s/>F </text:p>
      <text:p text:style-name="Text_20_body">You know the preacher liked the cold</text:p>
      <text:p text:style-name="Text_20_body"><text:s text:c="14"/>G <text:s text:c="5"/>Esus4 <text:s/>E</text:p>
      <text:p text:style-name="Text_20_body">He knows I'm gonna stay</text:p>
      <text:p text:style-name="Text_20_body"><text:s/>Am <text:s text:c="3"/>G <text:s text:c="2"/>F <text:s text:c="11"/>G <text:s text:c="14"/>Esus4 <text:s/>E</text:p>
      <text:p text:style-name="Text_20_body">California dreaming on such a winter's day</text:p>
      <text:p text:style-name="Heading_20_3">[INSTRUMENTAL]</text:p>
      <text:p text:style-name="Text_20_body">Am <text:s text:c="2"/>G <text:s text:c="3"/>E7 <text:s text:c="3"/>Am <text:s text:c="3"/>F <text:s text:c="7"/>E7sus4</text:p>
      <text:p text:style-name="Text_20_body">Am <text:s text:c="2"/>G <text:s text:c="3"/>Am <text:s text:c="3"/>G <text:s text:c="4"/>E7sus4 <text:s text:c="2"/>E7</text:p>
      <text:p text:style-name="Text_20_body">Am <text:s text:c="2"/>G <text:s text:c="3"/>F <text:s text:c="4"/>G <text:s text:c="4"/>E7sus4</text:p>
      <text:p text:style-name="Heading_20_3">[VERSE 3]</text:p>
      <text:p text:style-name="Text_20_body"><text:s text:c="19"/>Am <text:s/>G <text:s/>F <text:s text:c="9"/>G <text:s text:c="4"/>Esus4 E</text:p>
      <text:p text:style-name="Text_20_body">All the leaves are brown and the sky is gray</text:p>
      <text:p text:style-name="Text_20_body"><text:s/>F <text:s text:c="14"/>C <text:s/>E <text:s/>Am <text:s text:c="8"/>F <text:s text:c="4"/>Esus4 <text:s/>E</text:p>
      <text:p text:style-name="Text_20_body">I've been for a walk on a winter's day</text:p>
      <text:p text:style-name="Text_20_body"><text:s text:c="18"/>Am <text:s/>G <text:s/>F <text:s text:c="4"/>G <text:s text:c="4"/>Esus4 <text:s text:c="2"/>E</text:p>
      <text:p text:style-name="Text_20_body">If I didn't tell her I could leave today</text:p>
      <text:p text:style-name="Heading_20_3"><text:soft-page-break/>[OUTRO]</text:p>
      <text:p text:style-name="Text_20_body"><text:s/>Am <text:s text:c="2"/>G <text:s text:c="3"/>F <text:s text:c="10"/>G <text:s text:c="14"/>Am</text:p>
      <text:p text:style-name="Text_20_body">California dreaming on such a winter's day</text:p>
      <text:p text:style-name="Text_20_body"><text:s/>Am <text:s text:c="2"/>G <text:s text:c="3"/>F <text:s text:c="10"/>G <text:s text:c="14"/>Am</text:p>
      <text:p text:style-name="Text_20_body">California dreaming on such a winter's day</text:p>
      <text:p text:style-name="Text_20_body"><text:s/>Am <text:s text:c="2"/>G <text:s text:c="3"/>F <text:s text:c="10"/>G <text:s text:c="14"/>Am</text:p>
      <text:p text:style-name="Text_20_body">California dreaming on such a winter's da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58M25S</meta:editing-duration>
    <meta:editing-cycles>34</meta:editing-cycles>
    <meta:generator>LibreOffice/6.0.1.1$MacOSX_X86_64 LibreOffice_project/60bfb1526849283ce2491346ed2aa51c465abfe6</meta:generator>
    <dc:title>Lyrics + Chords</dc:title>
    <dc:date>2018-03-26T15:17:41.972035431</dc:date>
    <meta:print-date>2017-04-03T12:23:29.985893000</meta:print-date>
    <meta:document-statistic meta:table-count="0" meta:image-count="0" meta:object-count="0" meta:page-count="2" meta:paragraph-count="40" meta:word-count="243" meta:character-count="1497" meta:non-whitespace-character-count="76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